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_5b_DAISY_5d__20_Author">
      <style:paragraph-properties fo:text-align="center" style:justify-single-word="false"/>
    </style:style>
    <style:style style:name="P6" style:family="paragraph" style:parent-style-name="Text_20_body" style:master-page-name="FrontMatter">
      <style:paragraph-properties style:page-number="auto"/>
    </style:style>
    <style:style style:name="P7" style:family="paragraph" style:parent-style-name="Heading_20_1" style:master-page-name="FrontMatter">
      <style:paragraph-properties style:page-number="1"/>
    </style:style>
    <style:style style:name="P8" style:family="paragraph" style:parent-style-name="Heading_20_1" style:master-page-name="BodyMatter">
      <style:paragraph-properties style:page-number="1"/>
    </style:style>
    <style:style style:name="P9" style:family="paragraph" style:parent-style-name="Heading_20_1" style:master-page-name="BodyMatter">
      <style:paragraph-properties style:page-number="auto"/>
    </style:style>
    <style:style style:name="P10" style:family="paragraph" style:parent-style-name="Heading_20_1" style:master-page-name="RearMatter">
      <style:paragraph-properties style:page-number="1"/>
    </style:style>
    <style:style style:name="P11" style:family="paragraph" style:parent-style-name="Title" style:master-page-name="First_20_Page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itle</text:p>
      <text:p text:style-name="Subtitle">Subtitle</text:p>
      <text:p text:style-name="P5">Author</text:p>
      <text:p text:style-name="Text_20_body"/>
      <text:p text:style-name="Text_20_body"/>
      <text:h text:style-name="P7" text:outline-level="1">Preface</text:h>
      <text:p text:style-name="Text_20_body">First line of the preface.</text:p>
      <text:p text:style-name="Text_20_body"/>
      <text:h text:style-name="Heading_20_1" text:outline-level="1">Acknowledgments</text:h>
      <text:p text:style-name="Text_20_body">A line</text:p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Preface<text:tab/>i</text:p>
          <text:p text:style-name="P3">Acknowledgments<text:tab/>i</text:p>
          <text:p text:style-name="P3">Chapter 1<text:tab/>1</text:p>
          <text:p text:style-name="P4">Section 1<text:tab/>1</text:p>
          <text:p text:style-name="P4">Section 2<text:tab/>1</text:p>
          <text:p text:style-name="P3">Chapter 2<text:tab/>2</text:p>
          <text:p text:style-name="P4">Section 1<text:tab/>2</text:p>
          <text:p text:style-name="P4">Section 2<text:tab/>2</text:p>
          <text:p text:style-name="P3">Chapter 3<text:tab/>3</text:p>
          <text:p text:style-name="P4">Section 1<text:tab/>3</text:p>
          <text:p text:style-name="P4">Section 2<text:tab/>3</text:p>
          <text:p text:style-name="P3">Appendix<text:tab/>I</text:p>
          <text:p text:style-name="P4">Appendix 1<text:tab/>I</text:p>
          <text:p text:style-name="P2">Appendix 1.1<text:tab/>I</text:p>
          <text:p text:style-name="P2">Appendix 1.2<text:tab/>I</text:p>
          <text:p text:style-name="P4">Appendix 2<text:tab/>I</text:p>
        </text:index-body>
      </text:table-of-content>
      <text:p text:style-name="Text_20_body"/>
      <text:p text:style-name="Text_20_body"/>
      <text:p text:style-name="Text_20_body"/>
      <text:p text:style-name="Text_20_body"/>
      <text:section text:style-name="Sect1" text:name="BodyMatterStart">
        <text:p text:style-name="Standard"/>
      </text:section>
      <text:p text:style-name="Standard"/>
      <text:h text:style-name="P8" text:outline-level="1">Chapter 1</text:h>
      <text:p text:style-name="Text_20_body">A line</text:p>
      <text:h text:style-name="Heading_20_2" text:outline-level="2">Section 1</text:h>
      <text:p text:style-name="Text_20_body">A line</text:p>
      <text:h text:style-name="Heading_20_2" text:outline-level="2">Section 2</text:h>
      <text:p text:style-name="Text_20_body">A line</text:p>
      <text:p text:style-name="Text_20_body"/>
      <text:h text:style-name="P9" text:outline-level="1">Chapter 2</text:h>
      <text:p text:style-name="Text_20_body">A line</text:p>
      <text:h text:style-name="Heading_20_2" text:outline-level="2">Section 1</text:h>
      <text:p text:style-name="Text_20_body">A line</text:p>
      <text:h text:style-name="Heading_20_2" text:outline-level="2">Section 2</text:h>
      <text:p text:style-name="Text_20_body">A line</text:p>
      <text:p text:style-name="Text_20_body"/>
      <text:p text:style-name="Text_20_body"/>
      <text:h text:style-name="P9" text:outline-level="1">Chapter 3</text:h>
      <text:p text:style-name="Text_20_body">A line</text:p>
      <text:h text:style-name="Heading_20_2" text:outline-level="2">Section 1</text:h>
      <text:p text:style-name="Text_20_body">A line</text:p>
      <text:h text:style-name="Heading_20_2" text:outline-level="2">Section 2</text:h>
      <text:p text:style-name="Text_20_body">A line</text:p>
      <text:p text:style-name="Text_20_body"/>
      <text:section text:style-name="Sect1" text:name="RearMatterStart">
        <text:p text:style-name="Standard"/>
      </text:section>
      <text:p text:style-name="Standard"/>
      <text:h text:style-name="P10" text:outline-level="1">Appendix</text:h>
      <text:p text:style-name="Standard">A line</text:p>
      <text:h text:style-name="Heading_20_2" text:outline-level="2">Appendix 1</text:h>
      <text:p text:style-name="Standard">A line</text:p>
      <text:h text:style-name="Heading_20_3" text:outline-level="3">Appendix 1.1</text:h>
      <text:p text:style-name="Standard">A line</text:p>
      <text:h text:style-name="Heading_20_3" text:outline-level="3">Appendix 1.2</text:h>
      <text:p text:style-name="Text_20_body">A line</text:p>
      <text:h text:style-name="Heading_20_2" text:outline-level="2">Appendix 2</text:h>
      <text:p text:style-name="Standard">A li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5b_DAISY_5d__20_Author" style:display-name="[DAISY] Author" style:family="paragraph" style:next-style-name="Standard"/>
    <style:style style:name="_5b_DAISY_5d__20_BridgeHead" style:display-name="[DAISY] BridgeHead" style:family="paragraph" style:next-style-name="Standard"/>
    <style:style style:name="_5b_DAISY_5d__20_ByLine" style:display-name="[DAISY] ByLine" style:family="paragraph" style:next-style-name="Standard"/>
    <style:style style:name="_5b_DAISY_5d__20_DateLine" style:display-name="[DAISY] DateLine" style:family="paragraph" style:next-style-name="Standard"/>
    <style:style style:name="_5b_DAISY_5d__20_Keyboard_20_Input" style:display-name="[DAISY] Keyboard Input" style:family="paragraph" style:next-style-name="Standard"/>
    <style:style style:name="_5b_DAISY_5d__20_Address" style:display-name="[DAISY] Address" style:family="paragraph" style:next-style-name="Standard"/>
    <style:style style:name="_5b_DAISY_5d__20_Prodnote" style:display-name="[DAISY] Prodnote" style:family="paragraph" style:next-style-name="Standard"/>
    <style:style style:name="_5b_DAISY_5d__20_Prodnote_20__28_Optional_29_" style:display-name="[DAISY] Prodnote (Optional)" style:family="paragraph" style:parent-style-name="_5b_DAISY_5d__20_Prodnote"/>
    <style:style style:name="_5b_DAISY_5d__20_Sample" style:display-name="[DAISY] Sample" style:family="paragraph" style:next-style-name="Standard"/>
    <style:style style:name="_5b_DAISY_5d__20_Blockquote" style:display-name="[DAISY] Blockquote" style:family="paragraph" style:nex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_5b_DAISY_5d__20_Computer_20_Code" style:display-name="[DAISY] Computer Code" style:family="text"/>
    <style:style style:name="_5b_DAISY_5d__20_Keyboard_20_Input" style:display-name="[DAISY] Keyboard Input" style:family="text"/>
    <style:style style:name="_5b_DAISY_5d__20_Prodnote" style:display-name="[DAISY] Prodnote" style:family="text"/>
    <style:style style:name="_5b_DAISY_5d__20_Prodnote_20__28_Optional_29_" style:display-name="[DAISY] Prodnote (Optional)" style:family="text"/>
    <style:style style:name="_5b_DAISY_5d__20_Sample" style:display-name="[DAISY] Sample" style:family="text"/>
    <style:style style:name="_5b_DAISY_5d__20_Sentence" style:display-name="[DAISY] Sentence" style:family="text"/>
    <style:style style:name="_5b_DAISY_5d__20_Span" style:display-name="[DAISY] Span" style:family="text"/>
    <style:style style:name="_5b_DAISY_5d__20_Abbreviation" style:display-name="[DAISY] Abbreviation" style:family="text"/>
    <style:style style:name="_5b_DAISY_5d__20_Acronym" style:display-name="[DAISY] Acronym" style:family="text"/>
    <style:style style:name="_5b_DAISY_5d__20_Acronym_20__28_Pronounce_29_" style:display-name="[DAISY] Acronym (Pronounce)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</text:page-number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FrontMatter" style:page-layout-name="Mpm3" style:next-style-name="Standard">
      <style:footer>
        <text:p text:style-name="MP1"><text:page-number text:select-page="current">I</text:page-number></text:p>
      </style:footer>
    </style:master-page>
    <style:master-page style:name="BodyMatter" style:page-layout-name="Mpm1" style:next-style-name="Standard">
      <style:footer>
        <text:p text:style-name="MP1"><text:page-number text:select-page="current">I</text:page-number></text:p>
      </style:footer>
    </style:master-page>
    <style:master-page style:name="RearMatter" style:page-layout-name="Mpm4" style:next-style-name="Standard">
      <style:footer>
        <text:p text:style-name="MP1"><text:page-number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6-25T15:29:11</meta:creation-date>
    <dc:language>fr-FR</dc:language>
    <meta:editing-cycles>1</meta:editing-cycles>
    <meta:editing-duration>PT00H00M00S</meta:editing-duration>
    <meta:initial-creator>Vincent Spiewak</meta:initial-creator>
    <meta:document-statistic meta:table-count="0" meta:image-count="0" meta:object-count="0" meta:page-count="9" meta:paragraph-count="56" meta:word-count="119" meta:character-count="498"/>
    <meta:user-defined meta:name="DAISY TOP LEVEL">Chapter</meta:user-defined>
    <meta:user-defined meta:name="Info 2"/>
    <meta:user-defined meta:name="Info 3"/>
    <meta:user-defined meta:name="Info 4"/>
    <meta:template xlink:type="simple" xlink:actuate="onRequest" xlink:title="Advanced DTBook" xlink:href="/Applications/OpenOffice.org.app/Contents/MacOS/../share/uno_packages/cache/uno_packages/OxRwlb_/Odt2DTBookAddOn_1.2.2.oxt/template/en-US/DAISY/Advanced%20DTBook.ott" meta:date="2009-06-25T15:29:11"/>
  </office:meta>
</office:document-meta>
</file>